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stroke-linejoin="miter" draw:fill="solid" draw:fill-color="#cc9900" draw:textarea-vertical-align="middle" draw:auto-grow-height="false" fo:min-height="0cm" fo:min-width="0cm" fo:padding-top="0.095cm" fo:padding-bottom="0.095cm" fo:padding-left="0.191cm" fo:padding-right="0.191cm" fo:wrap-option="wrap"/>
    </style:style>
    <style:style style:name="gr2" style:family="graphic" style:parent-style-name="standard">
      <style:graphic-properties draw:stroke="solid" svg:stroke-width="0.018cm" svg:stroke-color="#000000" draw:stroke-linejoin="miter" draw:fill="solid" draw:fill-color="#ffffff" draw:textarea-vertical-align="middle" draw:auto-grow-height="false" fo:min-height="0cm" fo:min-width="0cm" fo:padding-top="0.095cm" fo:padding-bottom="0.095cm" fo:padding-left="0.191cm" fo:padding-right="0.191cm" fo:wrap-option="wrap"/>
    </style:style>
    <style:style style:name="gr3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fo:min-height="0cm" fo:min-width="0cm" fo:padding-top="0.095cm" fo:padding-bottom="0.095cm" fo:padding-left="0.191cm" fo:padding-right="0.19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Arial" style:font-family-generic="swiss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size-complex="9pt" style:font-style-complex="normal" style:font-weight-complex="normal"/>
    </style:style>
    <style:style style:name="T2" style:family="text">
      <style:text-properties style:text-line-through-style="none" fo:font-family="Arial" style:font-family-generic="swiss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e 21">
          <draw:custom-shape draw:name="Ellipse 22" draw:style-name="gr1" draw:text-style-name="P2" draw:layer="layout" svg:width="3.637cm" svg:height="1.431cm" svg:x="11.282cm" svg:y="14.56cm">
            <text:p text:style-name="P1"><text:span text:style-name="T1">Modify 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Ellipse 23" draw:style-name="gr1" draw:text-style-name="P2" draw:layer="layout" svg:width="3.637cm" svg:height="1.431cm" svg:x="15.109cm" svg:y="14.56cm">
            <text:p text:style-name="P1"><text:span text:style-name="T1">Modify Mode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e 34">
          <draw:g draw:name="Groupe 20">
            <draw:custom-shape draw:name="Ellipse 18" draw:style-name="gr1" draw:text-style-name="P2" draw:layer="layout" svg:width="3.637cm" svg:height="1.431cm" svg:x="11.282cm" svg:y="12.119cm">
              <text:p text:style-name="P1"><text:span text:style-name="T1">Synchronize Cod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Ellipse 19" draw:style-name="gr1" draw:text-style-name="P2" draw:layer="layout" svg:width="3.637cm" svg:height="1.431cm" svg:x="15.109cm" svg:y="12.119cm">
              <text:p text:style-name="P1"><text:span text:style-name="T1">Synchronize Mode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Ellipse 25" draw:style-name="gr1" draw:text-style-name="P2" draw:layer="layout" svg:width="3.637cm" svg:height="1.431cm" svg:x="13.195cm" svg:y="10.083cm">
            <text:p text:style-name="P1"><text:span text:style-name="T1">Synchronize Artifa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riangle isocèle 29" draw:style-name="gr2" draw:text-style-name="P2" draw:layer="layout" svg:width="0.242cm" svg:height="0.209cm" svg:x="14.893cm" svg:y="11.51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name="Connecteur en angle 31" draw:style-name="gr3" draw:text-style-name="P1" draw:layer="layout" svg:x1="13.1cm" svg:y1="12.118cm" svg:x2="15.014cm" svg:y2="11.724cm" svg:d="M13100 12118h957v-394h957">
            <text:p/>
          </draw:connector>
          <draw:connector draw:name="Connecteur en angle 33" draw:style-name="gr3" draw:text-style-name="P1" draw:layer="layout" svg:x1="16.927cm" svg:y1="12.118cm" svg:x2="15.014cm" svg:y2="11.724cm" svg:d="M16927 12118h-956v-394h-957">
            <text:p/>
          </draw:connector>
        </draw:g>
        <draw:g draw:name="Groupe 37">
          <draw:custom-shape draw:name="Ellipse 42" draw:style-name="gr1" draw:text-style-name="P2" draw:layer="layout" svg:width="3.637cm" svg:height="1.431cm" svg:x="11.282cm" svg:y="7.641cm">
            <text:p text:style-name="P1"><text:span text:style-name="T1">Generate Code (Batch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Ellipse 43" draw:style-name="gr1" draw:text-style-name="P2" draw:layer="layout" svg:width="3.637cm" svg:height="1.431cm" svg:x="15.109cm" svg:y="7.641cm">
            <text:p text:style-name="P1"><text:span text:style-name="T1">Generate Code (Incremental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Ellipse 38" draw:style-name="gr1" draw:text-style-name="P2" draw:layer="layout" svg:width="3.637cm" svg:height="1.431cm" svg:x="13.195cm" svg:y="5.605cm">
          <text:p text:style-name="P3"><text:span text:style-name="T1">Generate 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riangle isocèle 39" draw:style-name="gr2" draw:text-style-name="P2" draw:layer="layout" svg:width="0.242cm" svg:height="0.209cm" svg:x="14.893cm" svg:y="7.0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Connecteur en angle 40" draw:style-name="gr3" draw:text-style-name="P1" draw:layer="layout" svg:x1="13.1cm" svg:y1="7.641cm" svg:x2="15.014cm" svg:y2="7.247cm" svg:d="M13100 7641h957v-394h957">
          <text:p/>
        </draw:connector>
        <draw:connector draw:name="Connecteur en angle 41" draw:style-name="gr3" draw:text-style-name="P1" draw:layer="layout" svg:x1="16.927cm" svg:y1="7.641cm" svg:x2="15.014cm" svg:y2="7.247cm" svg:d="M16927 7641h-956v-394h-957">
          <text:p/>
        </draw:connector>
        <draw:g draw:name="Groupe 44">
          <draw:g draw:name="Groupe 45">
            <draw:custom-shape draw:name="Ellipse 50" draw:style-name="gr1" draw:text-style-name="P2" draw:layer="layout" svg:width="3.637cm" svg:height="1.431cm" svg:x="11.282cm" svg:y="3.163cm">
              <text:p text:style-name="P1"><text:span text:style-name="T1">Reverse Code (Batch)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Ellipse 51" draw:style-name="gr1" draw:text-style-name="P2" draw:layer="layout" svg:width="3.637cm" svg:height="1.431cm" svg:x="15.109cm" svg:y="3.163cm">
              <text:p text:style-name="P1"><text:span text:style-name="T1">Reverse Code (Incremental)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Ellipse 46" draw:style-name="gr1" draw:text-style-name="P2" draw:layer="layout" svg:width="3.637cm" svg:height="1.431cm" svg:x="13.195cm" svg:y="1.127cm">
            <text:p text:style-name="P1"><text:span text:style-name="T1">Reverse 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riangle isocèle 47" draw:style-name="gr2" draw:text-style-name="P2" draw:layer="layout" svg:width="0.242cm" svg:height="0.209cm" svg:x="14.893cm" svg:y="2.55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name="Connecteur en angle 48" draw:style-name="gr3" draw:text-style-name="P1" draw:layer="layout" svg:x1="13.1cm" svg:y1="3.163cm" svg:x2="15.014cm" svg:y2="2.769cm" svg:d="M13100 3163h957v-394h957">
            <text:p/>
          </draw:connector>
          <draw:connector draw:name="Connecteur en angle 49" draw:style-name="gr3" draw:text-style-name="P1" draw:layer="layout" svg:x1="16.927cm" svg:y1="3.163cm" svg:x2="15.014cm" svg:y2="2.769cm" svg:d="M16927 3163h-956v-394h-957">
            <text:p/>
          </draw:connector>
        </draw:g>
        <draw:g draw:name="Groupe 92">
          <draw:g draw:name="Groupe 64">
            <draw:custom-shape draw:name="Ellipse 66" draw:style-name="gr4" draw:text-style-name="P2" draw:layer="layout" svg:width="0.414cm" svg:height="0.414cm" svg:x="7.856cm" svg:y="13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Connecteur droit 67" draw:style-name="gr3" draw:text-style-name="P1" draw:layer="layout" svg:x1="8.063cm" svg:y1="13.881cm" svg:x2="8.056cm" svg:y2="14.683cm">
              <text:p/>
            </draw:line>
            <draw:g draw:name="Groupe 68">
              <draw:line draw:name="Connecteur droit 72" draw:style-name="gr3" draw:text-style-name="P1" draw:layer="layout" svg:x1="8.056cm" svg:y1="14.139cm" svg:x2="7.769cm" svg:y2="14.426cm">
                <text:p/>
              </draw:line>
              <draw:line draw:name="Connecteur droit 73" draw:style-name="gr3" draw:text-style-name="P1" draw:layer="layout" svg:x1="8.057cm" svg:y1="14.139cm" svg:x2="8.342cm" svg:y2="14.424cm">
                <text:p/>
              </draw:line>
            </draw:g>
            <draw:g draw:name="Groupe 69">
              <draw:line draw:name="Connecteur droit 70" draw:style-name="gr3" draw:text-style-name="P1" draw:layer="layout" svg:x1="8.056cm" svg:y1="14.669cm" svg:x2="7.769cm" svg:y2="14.955cm">
                <text:p/>
              </draw:line>
              <draw:line draw:name="Connecteur droit 71" draw:style-name="gr3" draw:text-style-name="P1" draw:layer="layout" svg:x1="8.057cm" svg:y1="14.669cm" svg:x2="8.342cm" svg:y2="14.954cm">
                <text:p/>
              </draw:line>
            </draw:g>
          </draw:g>
          <draw:custom-shape draw:name="ZoneTexte 65" draw:style-name="gr5" draw:text-style-name="P2" draw:layer="layout" svg:width="3.779cm" svg:height="0.632cm" svg:x="6.166cm" svg:y="14.956cm">
            <text:p text:style-name="P1"><text:span text:style-name="T2">Code-driven Developer</text:span></text:p>
            <draw:enhanced-geometry svg:viewBox="0 0 21600 21600" draw:type="rectangle" draw:enhanced-path="M 0 0 L 21600 0 21600 21600 0 21600 0 0 Z N"/>
          </draw:custom-shape>
        </draw:g>
        <draw:g draw:name="Groupe 117">
          <draw:g draw:name="Groupe 76">
            <draw:custom-shape draw:name="Ellipse 78" draw:style-name="gr4" draw:text-style-name="P2" draw:layer="layout" svg:width="0.414cm" svg:height="0.414cm" svg:x="5.753cm" svg:y="4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Connecteur droit 79" draw:style-name="gr3" draw:text-style-name="P1" draw:layer="layout" svg:x1="5.96cm" svg:y1="4.79cm" svg:x2="5.953cm" svg:y2="5.592cm">
              <text:p/>
            </draw:line>
            <draw:g draw:name="Groupe 80">
              <draw:line draw:name="Connecteur droit 84" draw:style-name="gr3" draw:text-style-name="P1" draw:layer="layout" svg:x1="5.953cm" svg:y1="5.047cm" svg:x2="5.667cm" svg:y2="5.334cm">
                <text:p/>
              </draw:line>
              <draw:line draw:name="Connecteur droit 85" draw:style-name="gr3" draw:text-style-name="P1" draw:layer="layout" svg:x1="5.955cm" svg:y1="5.047cm" svg:x2="6.24cm" svg:y2="5.332cm">
                <text:p/>
              </draw:line>
            </draw:g>
            <draw:g draw:name="Groupe 81">
              <draw:line draw:name="Connecteur droit 82" draw:style-name="gr3" draw:text-style-name="P1" draw:layer="layout" svg:x1="5.953cm" svg:y1="5.577cm" svg:x2="5.667cm" svg:y2="5.864cm">
                <text:p/>
              </draw:line>
              <draw:line draw:name="Connecteur droit 83" draw:style-name="gr3" draw:text-style-name="P1" draw:layer="layout" svg:x1="5.955cm" svg:y1="5.577cm" svg:x2="6.24cm" svg:y2="5.862cm">
                <text:p/>
              </draw:line>
            </draw:g>
          </draw:g>
          <draw:custom-shape draw:name="ZoneTexte 77" draw:style-name="gr5" draw:text-style-name="P2" draw:layer="layout" svg:width="1.954cm" svg:height="0.632cm" svg:x="4.976cm" svg:y="6cm">
            <text:p text:style-name="P1"><text:span text:style-name="T2">Developer</text:span></text:p>
            <draw:enhanced-geometry svg:viewBox="0 0 21600 21600" draw:type="rectangle" draw:enhanced-path="M 0 0 L 21600 0 21600 21600 0 21600 0 0 Z N"/>
          </draw:custom-shape>
        </draw:g>
        <draw:g draw:name="Groupe 93">
          <draw:g draw:name="Groupe 94">
            <draw:custom-shape draw:name="Ellipse 96" draw:style-name="gr4" draw:text-style-name="P2" draw:layer="layout" svg:width="0.414cm" svg:height="0.414cm" svg:x="3.597cm" svg:y="13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Connecteur droit 97" draw:style-name="gr3" draw:text-style-name="P1" draw:layer="layout" svg:x1="3.804cm" svg:y1="13.881cm" svg:x2="3.797cm" svg:y2="14.683cm">
              <text:p/>
            </draw:line>
            <draw:g draw:name="Groupe 98">
              <draw:line draw:name="Connecteur droit 102" draw:style-name="gr3" draw:text-style-name="P1" draw:layer="layout" svg:x1="3.797cm" svg:y1="14.139cm" svg:x2="3.511cm" svg:y2="14.426cm">
                <text:p/>
              </draw:line>
              <draw:line draw:name="Connecteur droit 103" draw:style-name="gr3" draw:text-style-name="P1" draw:layer="layout" svg:x1="3.798cm" svg:y1="14.139cm" svg:x2="4.083cm" svg:y2="14.424cm">
                <text:p/>
              </draw:line>
            </draw:g>
            <draw:g draw:name="Groupe 99">
              <draw:line draw:name="Connecteur droit 100" draw:style-name="gr3" draw:text-style-name="P1" draw:layer="layout" svg:x1="3.797cm" svg:y1="14.669cm" svg:x2="3.511cm" svg:y2="14.955cm">
                <text:p/>
              </draw:line>
              <draw:line draw:name="Connecteur droit 101" draw:style-name="gr3" draw:text-style-name="P1" draw:layer="layout" svg:x1="3.798cm" svg:y1="14.669cm" svg:x2="4.083cm" svg:y2="14.954cm">
                <text:p/>
              </draw:line>
            </draw:g>
          </draw:g>
          <draw:custom-shape draw:name="ZoneTexte 95" draw:style-name="gr5" draw:text-style-name="P2" draw:layer="layout" svg:width="3.88cm" svg:height="0.632cm" svg:x="1.857cm" svg:y="14.956cm">
            <text:p text:style-name="P1"><text:span text:style-name="T2">Model-driven Developer</text:span></text:p>
            <draw:enhanced-geometry svg:viewBox="0 0 21600 21600" draw:type="rectangle" draw:enhanced-path="M 0 0 L 21600 0 21600 21600 0 21600 0 0 Z N"/>
          </draw:custom-shape>
        </draw:g>
        <draw:line draw:name="Connecteur droit 105" draw:style-name="gr3" draw:text-style-name="P1" draw:layer="layout" svg:x1="9.96cm" svg:y1="15.276cm" svg:x2="11.281cm" svg:y2="15.276cm">
          <text:p/>
        </draw:line>
        <draw:connector draw:name="Connecteur en angle 107" draw:style-name="gr3" draw:text-style-name="P1" draw:layer="layout" svg:x1="3.797cm" svg:y1="15.597cm" svg:x2="16.927cm" svg:y2="15.992cm" svg:d="M3797 15597h6565v395h6565">
          <text:p/>
        </draw:connector>
        <draw:custom-shape draw:name="Triangle isocèle 108" draw:style-name="gr2" draw:text-style-name="P2" draw:layer="layout" svg:width="0.242cm" svg:height="0.209cm" svg:x="5.832cm" svg:y="6.5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Connecteur en angle 110" draw:style-name="gr3" draw:text-style-name="P1" draw:layer="layout" svg:x1="3.804cm" svg:y1="13.467cm" svg:x2="5.953cm" svg:y2="6.773cm" svg:d="M3804 13467v-3347h2149v-3347">
          <text:p/>
        </draw:connector>
        <draw:connector draw:name="Connecteur en angle 112" draw:style-name="gr3" draw:text-style-name="P1" draw:layer="layout" svg:x1="8.063cm" svg:y1="13.467cm" svg:x2="5.953cm" svg:y2="6.773cm" svg:d="M8063 13467v-3347h-2110v-3347">
          <text:p/>
        </draw:connector>
        <draw:line draw:name="Connecteur droit 119" draw:style-name="gr3" draw:text-style-name="P1" draw:layer="layout" svg:x1="6.94cm" svg:y1="6.321cm" svg:x2="13.195cm" svg:y2="6.321cm">
          <text:p/>
        </draw:line>
        <draw:line draw:name="Connecteur droit 123" draw:style-name="gr3" draw:text-style-name="P1" draw:layer="layout" svg:x1="6.94cm" svg:y1="6.321cm" svg:x2="13.195cm" svg:y2="1.843cm">
          <text:p/>
        </draw:line>
        <draw:line draw:name="Connecteur droit 125" draw:style-name="gr3" draw:text-style-name="P1" draw:layer="layout" svg:x1="6.94cm" svg:y1="6.321cm" svg:x2="13.195cm" svg:y2="10.798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6.631cm" svg:x="1.905cm" svg:y="3.118cm" presentation:class="title" presentation:user-transformed="true">
        <draw:text-box>
          <text:p text:style-name="MP3"><text:span text:style-name="MT1">Click to edit the title text formatModifiez le style du titre</text:span></text:p>
        </draw:text-box>
      </draw:frame>
      <draw:frame draw:name="Date Placeholder 3" presentation:style-name="Mpr2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2"><text:date style:data-style-name="D1" text:date-value="2016-04-07">07/04/2016</text:date></text:span></text:p>
        </draw:text-box>
      </draw:frame>
      <draw:frame draw:name="Footer Placeholder 4" presentation:style-name="Mpr2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90"/>
    <meta:generator>OpenOffice/4.1.2$Win32 OpenOffice.org_project/412m3$Build-9782</meta:generator>
  </office:meta>
</office:document-meta>
</file>